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2mm_STANDARD</text:p>
          </table:table-cell>
          <table:table-cell table:formula="of:=MAX([.B3:.B100])" office:value-type="float" office:value="10921" calcext:value-type="float">
            <text:p>10921</text:p>
          </table:table-cell>
          <table:table-cell table:formula="of:=AVERAGE([.C3:.C100])" office:value-type="float" office:value="3337649176.09091" calcext:value-type="float">
            <text:p>3337649176.09091</text:p>
          </table:table-cell>
          <table:table-cell table:formula="of:=AVERAGE([.D3:.D100])" office:value-type="float" office:value="9241721255.09091" calcext:value-type="float">
            <text:p>9241721255.09091</text:p>
          </table:table-cell>
          <table:table-cell table:formula="of:=AVERAGE([.E3:.E100])" office:value-type="float" office:value="11649736" calcext:value-type="float">
            <text:p>11649736</text:p>
          </table:table-cell>
          <table:table-cell table:formula="of:=AVERAGE([.F3:.F100])" office:value-type="float" office:value="406189638" calcext:value-type="float">
            <text:p>406189638</text:p>
          </table:table-cell>
          <table:table-cell table:formula="of:=AVERAGE([.G3:.G100])" office:value-type="float" office:value="393395645.181818" calcext:value-type="float">
            <text:p>393395645.181818</text:p>
          </table:table-cell>
          <table:table-cell table:formula="of:=AVERAGE([.H3:.H100])" office:value-type="float" office:value="11713664.4545455" calcext:value-type="float">
            <text:p>11713664.4545455</text:p>
          </table:table-cell>
          <table:table-cell table:formula="of:=AVERAGE([.I3:.I100])" office:value-type="float" office:value="33.6363636363636" calcext:value-type="float">
            <text:p>33.6363636364</text:p>
          </table:table-cell>
          <table:table-cell table:formula="of:=AVERAGE([.J3:.J100])" office:value-type="float" office:value="0" calcext:value-type="float">
            <text:p>0</text:p>
          </table:table-cell>
          <table:table-cell table:formula="of:=AVERAGE([.K3:.K100])" office:value-type="float" office:value="97" calcext:value-type="float">
            <text:p>97</text:p>
          </table:table-cell>
          <table:table-cell table:formula="of:=AVERAGE([.L3:.L100])" office:value-type="float" office:value="0" calcext:value-type="float">
            <text:p>0</text:p>
          </table:table-cell>
          <table:table-cell table:formula="of:=AVERAGE([.M3:.M100])" office:value-type="string" office:string-value="" calcext:value-type="error">
            <text:p>#DIV/0!</text:p>
          </table:table-cell>
          <table:table-cell table:formula="of:=AVERAGE([.N3:.N100])" office:value-type="float" office:value="0.360927090909091" calcext:value-type="float">
            <text:p>0.3609270909</text:p>
          </table:table-cell>
          <table:table-cell table:formula="of:=AVERAGE([.O3:.O100])" office:value-type="float" office:value="11649735.8181818" calcext:value-type="float">
            <text:p>11649735.8181818</text:p>
          </table:table-cell>
          <table:table-cell table:formula="of:=AVERAGE([.P3:.P100])" office:value-type="float" office:value="26.1945159090909" calcext:value-type="float">
            <text:p>26.1945159091</text:p>
          </table:table-cell>
          <table:table-cell table:formula="of:=AVERAGE([.Q3:.Q100])" office:value-type="float" office:value="25.3637461818182" calcext:value-type="float">
            <text:p>25.3637461818</text:p>
          </table:table-cell>
          <table:table-cell table:formula="of:=AVERAGE([.R3:.R100])" office:value-type="float" office:value="0.763668545454545" calcext:value-type="float">
            <text:p>0.7636685455</text:p>
          </table:table-cell>
          <table:table-cell table:formula="of:=AVERAGE([.S3:.S100])" office:value-type="float" office:value="1.03181818181818" calcext:value-type="float">
            <text:p>1.0318181818</text:p>
          </table:table-cell>
          <table:table-cell table:formula="of:=AVERAGE([.T3:.T100])" office:value-type="float" office:value="698.578181818182" calcext:value-type="float">
            <text:p>698.5781818182</text:p>
          </table:table-cell>
        </table:table-row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34084" calcext:value-type="float">
            <text:p>34084</text:p>
          </table:table-cell>
          <table:table-cell office:value-type="float" office:value="1004" calcext:value-type="float">
            <text:p>1004</text:p>
          </table:table-cell>
          <table:table-cell office:value-type="float" office:value="3468287970" calcext:value-type="float">
            <text:p>3468287970</text:p>
          </table:table-cell>
          <table:table-cell office:value-type="float" office:value="9185594625" calcext:value-type="float">
            <text:p>9185594625</text:p>
          </table:table-cell>
          <table:table-cell office:value-type="float" office:value="315556" calcext:value-type="float">
            <text:p>315556</text:p>
          </table:table-cell>
          <table:table-cell office:value-type="float" office:value="381144953" calcext:value-type="float">
            <text:p>381144953</text:p>
          </table:table-cell>
          <table:table-cell office:value-type="float" office:value="376092108" calcext:value-type="float">
            <text:p>376092108</text:p>
          </table:table-cell>
          <table:table-cell office:value-type="float" office:value="744140" calcext:value-type="float">
            <text:p>74414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7579" calcext:value-type="float">
            <text:p>0.377579</text:p>
          </table:table-cell>
          <table:table-cell office:value-type="float" office:value="315556" calcext:value-type="float">
            <text:p>315556</text:p>
          </table:table-cell>
          <table:table-cell office:value-type="float" office:value="24.296093" calcext:value-type="float">
            <text:p>24.296093</text:p>
          </table:table-cell>
          <table:table-cell office:value-type="float" office:value="23.973999" calcext:value-type="float">
            <text:p>23.973999</text:p>
          </table:table-cell>
          <table:table-cell office:value-type="float" office:value="0.047435" calcext:value-type="float">
            <text:p>0.047435</text:p>
          </table:table-cell>
          <table:table-cell office:value-type="float" office:value="1.01" calcext:value-type="float">
            <text:p>1.01</text:p>
          </table:table-cell>
          <table:table-cell office:value-type="float" office:value="505.41" calcext:value-type="float">
            <text:p>505.41</text:p>
          </table:table-cell>
        </table:table-row>
        <table:table-row table:style-name="ro1">
          <table:table-cell office:value-type="float" office:value="34084" calcext:value-type="float">
            <text:p>34084</text:p>
          </table:table-cell>
          <table:table-cell office:value-type="float" office:value="2007" calcext:value-type="float">
            <text:p>2007</text:p>
          </table:table-cell>
          <table:table-cell office:value-type="float" office:value="3555386364" calcext:value-type="float">
            <text:p>3555386364</text:p>
          </table:table-cell>
          <table:table-cell office:value-type="float" office:value="9482402775" calcext:value-type="float">
            <text:p>9482402775</text:p>
          </table:table-cell>
          <table:table-cell office:value-type="float" office:value="146898" calcext:value-type="float">
            <text:p>146898</text:p>
          </table:table-cell>
          <table:table-cell office:value-type="float" office:value="401031725" calcext:value-type="float">
            <text:p>401031725</text:p>
          </table:table-cell>
          <table:table-cell office:value-type="float" office:value="395739176" calcext:value-type="float">
            <text:p>395739176</text:p>
          </table:table-cell>
          <table:table-cell office:value-type="float" office:value="146887" calcext:value-type="float">
            <text:p>14688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4946" calcext:value-type="float">
            <text:p>0.374946</text:p>
          </table:table-cell>
          <table:table-cell office:value-type="float" office:value="146898" calcext:value-type="float">
            <text:p>146898</text:p>
          </table:table-cell>
          <table:table-cell office:value-type="float" office:value="25.589262" calcext:value-type="float">
            <text:p>25.589262</text:p>
          </table:table-cell>
          <table:table-cell office:value-type="float" office:value="25.251553" calcext:value-type="float">
            <text:p>25.251553</text:p>
          </table:table-cell>
          <table:table-cell office:value-type="float" office:value="0.009373" calcext:value-type="float">
            <text:p>0.009373</text:p>
          </table:table-cell>
          <table:table-cell office:value-type="float" office:value="1.01" calcext:value-type="float">
            <text:p>1.01</text:p>
          </table:table-cell>
          <table:table-cell office:value-type="float" office:value="2694.17" calcext:value-type="float">
            <text:p>2694.17</text:p>
          </table:table-cell>
        </table:table-row>
        <table:table-row table:style-name="ro1">
          <table:table-cell office:value-type="float" office:value="34084" calcext:value-type="float">
            <text:p>34084</text:p>
          </table:table-cell>
          <table:table-cell office:value-type="float" office:value="3009" calcext:value-type="float">
            <text:p>3009</text:p>
          </table:table-cell>
          <table:table-cell office:value-type="float" office:value="3506805900" calcext:value-type="float">
            <text:p>3506805900</text:p>
          </table:table-cell>
          <table:table-cell office:value-type="float" office:value="9518303218" calcext:value-type="float">
            <text:p>9518303218</text:p>
          </table:table-cell>
          <table:table-cell office:value-type="float" office:value="3062808" calcext:value-type="float">
            <text:p>3062808</text:p>
          </table:table-cell>
          <table:table-cell office:value-type="float" office:value="408775748" calcext:value-type="float">
            <text:p>408775748</text:p>
          </table:table-cell>
          <table:table-cell office:value-type="float" office:value="400227332" calcext:value-type="float">
            <text:p>400227332</text:p>
          </table:table-cell>
          <table:table-cell office:value-type="float" office:value="3062686" calcext:value-type="float">
            <text:p>306268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68428" calcext:value-type="float">
            <text:p>0.368428</text:p>
          </table:table-cell>
          <table:table-cell office:value-type="float" office:value="3062808" calcext:value-type="float">
            <text:p>3062808</text:p>
          </table:table-cell>
          <table:table-cell office:value-type="float" office:value="26.109428" calcext:value-type="float">
            <text:p>26.109428</text:p>
          </table:table-cell>
          <table:table-cell office:value-type="float" office:value="25.563421" calcext:value-type="float">
            <text:p>25.563421</text:p>
          </table:table-cell>
          <table:table-cell office:value-type="float" office:value="0.195621" calcext:value-type="float">
            <text:p>0.195621</text:p>
          </table:table-cell>
          <table:table-cell office:value-type="float" office:value="1.02" calcext:value-type="float">
            <text:p>1.02</text:p>
          </table:table-cell>
          <table:table-cell office:value-type="float" office:value="130.68" calcext:value-type="float">
            <text:p>130.68</text:p>
          </table:table-cell>
        </table:table-row>
        <table:table-row table:style-name="ro1">
          <table:table-cell office:value-type="float" office:value="34084" calcext:value-type="float">
            <text:p>34084</text:p>
          </table:table-cell>
          <table:table-cell office:value-type="float" office:value="4012" calcext:value-type="float">
            <text:p>4012</text:p>
          </table:table-cell>
          <table:table-cell office:value-type="float" office:value="3182732350" calcext:value-type="float">
            <text:p>3182732350</text:p>
          </table:table-cell>
          <table:table-cell office:value-type="float" office:value="9182340523" calcext:value-type="float">
            <text:p>9182340523</text:p>
          </table:table-cell>
          <table:table-cell office:value-type="float" office:value="19472888" calcext:value-type="float">
            <text:p>19472888</text:p>
          </table:table-cell>
          <table:table-cell office:value-type="float" office:value="421051921" calcext:value-type="float">
            <text:p>421051921</text:p>
          </table:table-cell>
          <table:table-cell office:value-type="float" office:value="402028211" calcext:value-type="float">
            <text:p>402028211</text:p>
          </table:table-cell>
          <table:table-cell office:value-type="float" office:value="19472758" calcext:value-type="float">
            <text:p>1947275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6615" calcext:value-type="float">
            <text:p>0.346615</text:p>
          </table:table-cell>
          <table:table-cell office:value-type="float" office:value="19472888" calcext:value-type="float">
            <text:p>19472888</text:p>
          </table:table-cell>
          <table:table-cell office:value-type="float" office:value="26.866724" calcext:value-type="float">
            <text:p>26.866724</text:p>
          </table:table-cell>
          <table:table-cell office:value-type="float" office:value="25.652847" calcext:value-type="float">
            <text:p>25.652847</text:p>
          </table:table-cell>
          <table:table-cell office:value-type="float" office:value="1.242529" calcext:value-type="float">
            <text:p>1.242529</text:p>
          </table:table-cell>
          <table:table-cell office:value-type="float" office:value="1.05" calcext:value-type="float">
            <text:p>1.05</text:p>
          </table:table-cell>
          <table:table-cell office:value-type="float" office:value="20.65" calcext:value-type="float">
            <text:p>20.65</text:p>
          </table:table-cell>
        </table:table-row>
        <table:table-row table:style-name="ro1">
          <table:table-cell office:value-type="float" office:value="34084" calcext:value-type="float">
            <text:p>34084</text:p>
          </table:table-cell>
          <table:table-cell office:value-type="float" office:value="5015" calcext:value-type="float">
            <text:p>5015</text:p>
          </table:table-cell>
          <table:table-cell office:value-type="float" office:value="3264542985" calcext:value-type="float">
            <text:p>3264542985</text:p>
          </table:table-cell>
          <table:table-cell office:value-type="float" office:value="9449907218" calcext:value-type="float">
            <text:p>9449907218</text:p>
          </table:table-cell>
          <table:table-cell office:value-type="float" office:value="25877682" calcext:value-type="float">
            <text:p>25877682</text:p>
          </table:table-cell>
          <table:table-cell office:value-type="float" office:value="435700356" calcext:value-type="float">
            <text:p>435700356</text:p>
          </table:table-cell>
          <table:table-cell office:value-type="float" office:value="412883882" calcext:value-type="float">
            <text:p>412883882</text:p>
          </table:table-cell>
          <table:table-cell office:value-type="float" office:value="25877515" calcext:value-type="float">
            <text:p>2587751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5458" calcext:value-type="float">
            <text:p>0.345458</text:p>
          </table:table-cell>
          <table:table-cell office:value-type="float" office:value="25877682" calcext:value-type="float">
            <text:p>25877682</text:p>
          </table:table-cell>
          <table:table-cell office:value-type="float" office:value="27.801418" calcext:value-type="float">
            <text:p>27.801418</text:p>
          </table:table-cell>
          <table:table-cell office:value-type="float" office:value="26.345531" calcext:value-type="float">
            <text:p>26.345531</text:p>
          </table:table-cell>
          <table:table-cell office:value-type="float" office:value="1.651207" calcext:value-type="float">
            <text:p>1.651207</text:p>
          </table:table-cell>
          <table:table-cell office:value-type="float" office:value="1.06" calcext:value-type="float">
            <text:p>1.06</text:p>
          </table:table-cell>
          <table:table-cell office:value-type="float" office:value="15.96" calcext:value-type="float">
            <text:p>15.96</text:p>
          </table:table-cell>
        </table:table-row>
        <table:table-row table:style-name="ro1">
          <table:table-cell office:value-type="float" office:value="34084" calcext:value-type="float">
            <text:p>34084</text:p>
          </table:table-cell>
          <table:table-cell office:value-type="float" office:value="6018" calcext:value-type="float">
            <text:p>6018</text:p>
          </table:table-cell>
          <table:table-cell office:value-type="float" office:value="3369674029" calcext:value-type="float">
            <text:p>3369674029</text:p>
          </table:table-cell>
          <table:table-cell office:value-type="float" office:value="9265385072" calcext:value-type="float">
            <text:p>9265385072</text:p>
          </table:table-cell>
          <table:table-cell office:value-type="float" office:value="11456592" calcext:value-type="float">
            <text:p>11456592</text:p>
          </table:table-cell>
          <table:table-cell office:value-type="float" office:value="404550609" calcext:value-type="float">
            <text:p>404550609</text:p>
          </table:table-cell>
          <table:table-cell office:value-type="float" office:value="392421887" calcext:value-type="float">
            <text:p>392421887</text:p>
          </table:table-cell>
          <table:table-cell office:value-type="float" office:value="11733259" calcext:value-type="float">
            <text:p>1173325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63684" calcext:value-type="float">
            <text:p>0.363684</text:p>
          </table:table-cell>
          <table:table-cell office:value-type="float" office:value="11456592" calcext:value-type="float">
            <text:p>11456592</text:p>
          </table:table-cell>
          <table:table-cell office:value-type="float" office:value="25.813799" calcext:value-type="float">
            <text:p>25.813799</text:p>
          </table:table-cell>
          <table:table-cell office:value-type="float" office:value="25.039881" calcext:value-type="float">
            <text:p>25.039881</text:p>
          </table:table-cell>
          <table:table-cell office:value-type="float" office:value="0.748682" calcext:value-type="float">
            <text:p>0.748682</text:p>
          </table:table-cell>
          <table:table-cell office:value-type="float" office:value="1.03" calcext:value-type="float">
            <text:p>1.03</text:p>
          </table:table-cell>
          <table:table-cell office:value-type="float" office:value="33.45" calcext:value-type="float">
            <text:p>33.45</text:p>
          </table:table-cell>
        </table:table-row>
        <table:table-row table:style-name="ro1">
          <table:table-cell office:value-type="float" office:value="34084" calcext:value-type="float">
            <text:p>34084</text:p>
          </table:table-cell>
          <table:table-cell office:value-type="float" office:value="7020" calcext:value-type="float">
            <text:p>7020</text:p>
          </table:table-cell>
          <table:table-cell office:value-type="float" office:value="3511846012" calcext:value-type="float">
            <text:p>3511846012</text:p>
          </table:table-cell>
          <table:table-cell office:value-type="float" office:value="9364538478" calcext:value-type="float">
            <text:p>9364538478</text:p>
          </table:table-cell>
          <table:table-cell office:value-type="float" office:value="200371" calcext:value-type="float">
            <text:p>200371</text:p>
          </table:table-cell>
          <table:table-cell office:value-type="float" office:value="396017632" calcext:value-type="float">
            <text:p>396017632</text:p>
          </table:table-cell>
          <table:table-cell office:value-type="float" office:value="390899099" calcext:value-type="float">
            <text:p>390899099</text:p>
          </table:table-cell>
          <table:table-cell office:value-type="float" office:value="200341" calcext:value-type="float">
            <text:p>20034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5015" calcext:value-type="float">
            <text:p>0.375015</text:p>
          </table:table-cell>
          <table:table-cell office:value-type="float" office:value="200371" calcext:value-type="float">
            <text:p>200371</text:p>
          </table:table-cell>
          <table:table-cell office:value-type="float" office:value="25.294538" calcext:value-type="float">
            <text:p>25.294538</text:p>
          </table:table-cell>
          <table:table-cell office:value-type="float" office:value="24.967607" calcext:value-type="float">
            <text:p>24.967607</text:p>
          </table:table-cell>
          <table:table-cell office:value-type="float" office:value="0.012796" calcext:value-type="float">
            <text:p>0.012796</text:p>
          </table:table-cell>
          <table:table-cell office:value-type="float" office:value="1.01" calcext:value-type="float">
            <text:p>1.01</text:p>
          </table:table-cell>
          <table:table-cell office:value-type="float" office:value="1951.17" calcext:value-type="float">
            <text:p>1951.17</text:p>
          </table:table-cell>
        </table:table-row>
        <table:table-row table:style-name="ro1">
          <table:table-cell office:value-type="float" office:value="34084" calcext:value-type="float">
            <text:p>34084</text:p>
          </table:table-cell>
          <table:table-cell office:value-type="float" office:value="8023" calcext:value-type="float">
            <text:p>8023</text:p>
          </table:table-cell>
          <table:table-cell office:value-type="float" office:value="3555199057" calcext:value-type="float">
            <text:p>3555199057</text:p>
          </table:table-cell>
          <table:table-cell office:value-type="float" office:value="9479352513" calcext:value-type="float">
            <text:p>9479352513</text:p>
          </table:table-cell>
          <table:table-cell office:value-type="float" office:value="173599" calcext:value-type="float">
            <text:p>173599</text:p>
          </table:table-cell>
          <table:table-cell office:value-type="float" office:value="400886627" calcext:value-type="float">
            <text:p>400886627</text:p>
          </table:table-cell>
          <table:table-cell office:value-type="float" office:value="395716017" calcext:value-type="float">
            <text:p>395716017</text:p>
          </table:table-cell>
          <table:table-cell office:value-type="float" office:value="173586" calcext:value-type="float">
            <text:p>17358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5047" calcext:value-type="float">
            <text:p>0.375047</text:p>
          </table:table-cell>
          <table:table-cell office:value-type="float" office:value="173599" calcext:value-type="float">
            <text:p>173599</text:p>
          </table:table-cell>
          <table:table-cell office:value-type="float" office:value="25.580004" calcext:value-type="float">
            <text:p>25.580004</text:p>
          </table:table-cell>
          <table:table-cell office:value-type="float" office:value="25.250076" calcext:value-type="float">
            <text:p>25.250076</text:p>
          </table:table-cell>
          <table:table-cell office:value-type="float" office:value="0.011076" calcext:value-type="float">
            <text:p>0.011076</text:p>
          </table:table-cell>
          <table:table-cell office:value-type="float" office:value="1.01" calcext:value-type="float">
            <text:p>1.01</text:p>
          </table:table-cell>
          <table:table-cell office:value-type="float" office:value="2279.65" calcext:value-type="float">
            <text:p>2279.65</text:p>
          </table:table-cell>
        </table:table-row>
        <table:table-row table:style-name="ro1">
          <table:table-cell office:value-type="float" office:value="34084" calcext:value-type="float">
            <text:p>34084</text:p>
          </table:table-cell>
          <table:table-cell office:value-type="float" office:value="9026" calcext:value-type="float">
            <text:p>9026</text:p>
          </table:table-cell>
          <table:table-cell office:value-type="float" office:value="3260144002" calcext:value-type="float">
            <text:p>3260144002</text:p>
          </table:table-cell>
          <table:table-cell office:value-type="float" office:value="9264113440" calcext:value-type="float">
            <text:p>9264113440</text:p>
          </table:table-cell>
          <table:table-cell office:value-type="float" office:value="17879245" calcext:value-type="float">
            <text:p>17879245</text:p>
          </table:table-cell>
          <table:table-cell office:value-type="float" office:value="417622578" calcext:value-type="float">
            <text:p>417622578</text:p>
          </table:table-cell>
          <table:table-cell office:value-type="float" office:value="400474353" calcext:value-type="float">
            <text:p>400474353</text:p>
          </table:table-cell>
          <table:table-cell office:value-type="float" office:value="17879071" calcext:value-type="float">
            <text:p>1787907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1911" calcext:value-type="float">
            <text:p>0.351911</text:p>
          </table:table-cell>
          <table:table-cell office:value-type="float" office:value="17879244" calcext:value-type="float">
            <text:p>17879244</text:p>
          </table:table-cell>
          <table:table-cell office:value-type="float" office:value="26.647902" calcext:value-type="float">
            <text:p>26.647902</text:p>
          </table:table-cell>
          <table:table-cell office:value-type="float" office:value="25.553698" calcext:value-type="float">
            <text:p>25.553698</text:p>
          </table:table-cell>
          <table:table-cell office:value-type="float" office:value="1.140838" calcext:value-type="float">
            <text:p>1.140838</text:p>
          </table:table-cell>
          <table:table-cell office:value-type="float" office:value="1.04" calcext:value-type="float">
            <text:p>1.04</text:p>
          </table:table-cell>
          <table:table-cell office:value-type="float" office:value="22.4" calcext:value-type="float">
            <text:p>22.4</text:p>
          </table:table-cell>
        </table:table-row>
        <table:table-row table:style-name="ro1">
          <table:table-cell office:value-type="float" office:value="34084" calcext:value-type="float">
            <text:p>34084</text:p>
          </table:table-cell>
          <table:table-cell office:value-type="float" office:value="10029" calcext:value-type="float">
            <text:p>10029</text:p>
          </table:table-cell>
          <table:table-cell office:value-type="float" office:value="3176049655" calcext:value-type="float">
            <text:p>3176049655</text:p>
          </table:table-cell>
          <table:table-cell office:value-type="float" office:value="9180379964" calcext:value-type="float">
            <text:p>9180379964</text:p>
          </table:table-cell>
          <table:table-cell office:value-type="float" office:value="27087589" calcext:value-type="float">
            <text:p>27087589</text:p>
          </table:table-cell>
          <table:table-cell office:value-type="float" office:value="422168595" calcext:value-type="float">
            <text:p>422168595</text:p>
          </table:table-cell>
          <table:table-cell office:value-type="float" office:value="401618567" calcext:value-type="float">
            <text:p>401618567</text:p>
          </table:table-cell>
          <table:table-cell office:value-type="float" office:value="27087398" calcext:value-type="float">
            <text:p>2708739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5961" calcext:value-type="float">
            <text:p>0.345961</text:p>
          </table:table-cell>
          <table:table-cell office:value-type="float" office:value="27087588" calcext:value-type="float">
            <text:p>27087588</text:p>
          </table:table-cell>
          <table:table-cell office:value-type="float" office:value="26.937977" calcext:value-type="float">
            <text:p>26.937977</text:p>
          </table:table-cell>
          <table:table-cell office:value-type="float" office:value="25.626707" calcext:value-type="float">
            <text:p>25.626707</text:p>
          </table:table-cell>
          <table:table-cell office:value-type="float" office:value="1.728408" calcext:value-type="float">
            <text:p>1.728408</text:p>
          </table:table-cell>
          <table:table-cell office:value-type="float" office:value="1.05" calcext:value-type="float">
            <text:p>1.05</text:p>
          </table:table-cell>
          <table:table-cell office:value-type="float" office:value="14.83" calcext:value-type="float">
            <text:p>14.83</text:p>
          </table:table-cell>
        </table:table-row>
        <table:table-row table:style-name="ro1">
          <table:table-cell office:value-type="float" office:value="34084" calcext:value-type="float">
            <text:p>34084</text:p>
          </table:table-cell>
          <table:table-cell office:value-type="float" office:value="10921" calcext:value-type="float">
            <text:p>10921</text:p>
          </table:table-cell>
          <table:table-cell office:value-type="float" office:value="2863472613" calcext:value-type="float">
            <text:p>2863472613</text:p>
          </table:table-cell>
          <table:table-cell office:value-type="float" office:value="8286615980" calcext:value-type="float">
            <text:p>8286615980</text:p>
          </table:table-cell>
          <table:table-cell office:value-type="float" office:value="22473868" calcext:value-type="float">
            <text:p>22473868</text:p>
          </table:table-cell>
          <table:table-cell office:value-type="float" office:value="379135274" calcext:value-type="float">
            <text:p>379135274</text:p>
          </table:table-cell>
          <table:table-cell office:value-type="float" office:value="359251465" calcext:value-type="float">
            <text:p>359251465</text:p>
          </table:table-cell>
          <table:table-cell office:value-type="float" office:value="22472668" calcext:value-type="float">
            <text:p>2247266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5554" calcext:value-type="float">
            <text:p>0.345554</text:p>
          </table:table-cell>
          <table:table-cell office:value-type="float" office:value="22473868" calcext:value-type="float">
            <text:p>22473868</text:p>
          </table:table-cell>
          <table:table-cell office:value-type="float" office:value="27.20253" calcext:value-type="float">
            <text:p>27.20253</text:p>
          </table:table-cell>
          <table:table-cell office:value-type="float" office:value="25.775888" calcext:value-type="float">
            <text:p>25.775888</text:p>
          </table:table-cell>
          <table:table-cell office:value-type="float" office:value="1.612389" calcext:value-type="float">
            <text:p>1.612389</text:p>
          </table:table-cell>
          <table:table-cell office:value-type="float" office:value="1.06" calcext:value-type="float">
            <text:p>1.06</text:p>
          </table:table-cell>
          <table:table-cell office:value-type="float" office:value="15.99" calcext:value-type="float">
            <text:p>15.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0/00/0000</text:date>, <text:time style:data-style-name="N2" text:time-value="17:20:43.6675529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4T15:37:21.437384676</meta:creation-date>
    <dc:date>2016-07-24T17:23:46.714763407</dc:date>
    <meta:editing-duration>PT5M46S</meta:editing-duration>
    <meta:editing-cycles>6</meta:editing-cycles>
    <meta:generator>LibreOffice/5.1.4.2$Linux_X86_64 LibreOffice_project/10m0$Build-2</meta:generator>
    <meta:document-statistic meta:table-count="1" meta:cell-count="260" meta:object-count="0"/>
  </office:meta>
</office:document-meta>
</file>